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ctors" table:style-name="ta1">
        <table:shapes>
          <draw:frame draw:z-index="0" draw:style-name="gr1" draw:text-style-name="P1" svg:width="1309.55pt" svg:height="481.18pt" svg:x="516.73pt" svg:y="122.83pt">
            <loext:p draw:notify-on-update-of-ranges="sectors.A1:sectors.A1 sectors.A2:sectors.A179 sectors.D1:sectors.D1 sectors.D2:sectors.D1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_10bagger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Health Care Pla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Financial Data &amp; Stock Exchange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Healthcare Plans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percentage" office:value="0.31578947368421" calcext:value-type="percentage">
            <text:p>31.58%</text:p>
          </table:table-cell>
        </table:table-row>
        <table:table-row table:style-name="ro1">
          <table:table-cell office:value-type="string" calcext:value-type="string">
            <text:p>Paper &amp; Paper Products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Semiconductor Equipment &amp; Material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percentage" office:value="0.240740740740741" calcext:value-type="percentage">
            <text:p>24.07%</text:p>
          </table:table-cell>
        </table:table-row>
        <table:table-row table:style-name="ro1">
          <table:table-cell office:value-type="string" calcext:value-type="string">
            <text:p>Broadcasting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 office:value-type="string" calcext:value-type="string">
            <text:p>Electronic Gaming &amp; Multimedia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percentage" office:value="0.214285714285714" calcext:value-type="percentage">
            <text:p>21.43%</text:p>
          </table:table-cell>
        </table:table-row>
        <table:table-row table:style-name="ro1">
          <table:table-cell office:value-type="string" calcext:value-type="string">
            <text:p>Footwear &amp; Accessorie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percentage" office:value="0.210526315789474" calcext:value-type="percentage">
            <text:p>21.05%</text:p>
          </table:table-cell>
        </table:table-row>
        <table:table-row table:style-name="ro1">
          <table:table-cell office:value-type="string" calcext:value-type="string">
            <text:p>Beverages - Brewer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Computer System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Medical Instruments &amp; Supplies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percentage" office:value="0.1875" calcext:value-type="percentage">
            <text:p>18.75%</text:p>
          </table:table-cell>
        </table:table-row>
        <table:table-row table:style-name="ro1">
          <table:table-cell office:value-type="string" calcext:value-type="string">
            <text:p>Auto Parts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percentage" office:value="0.186046511627907" calcext:value-type="percentage">
            <text:p>18.60%</text:p>
          </table:table-cell>
        </table:table-row>
        <table:table-row table:style-name="ro1">
          <table:table-cell office:value-type="string" calcext:value-type="string">
            <text:p>Furnishings, Fixtures &amp; Appliance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percentage" office:value="0.173913043478261" calcext:value-type="percentage">
            <text:p>17.39%</text:p>
          </table:table-cell>
        </table:table-row>
        <table:table-row table:style-name="ro1">
          <table:table-cell office:value-type="string" calcext:value-type="string">
            <text:p>Textile Manufactur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Auto &amp; Truck Dealership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percentage" office:value="0.157894736842105" calcext:value-type="percentage">
            <text:p>15.79%</text:p>
          </table:table-cell>
        </table:table-row>
        <table:table-row table:style-name="ro1">
          <table:table-cell office:value-type="string" calcext:value-type="string">
            <text:p>Mortgage Financ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percentage" office:value="0.157894736842105" calcext:value-type="percentage">
            <text:p>15.79%</text:p>
          </table:table-cell>
        </table:table-row>
        <table:table-row table:style-name="ro1">
          <table:table-cell office:value-type="string" calcext:value-type="string">
            <text:p>Auto Manufacturer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percentage" office:value="0.157894736842105" calcext:value-type="percentage">
            <text:p>15.79%</text:p>
          </table:table-cell>
        </table:table-row>
        <table:table-row table:style-name="ro1">
          <table:table-cell office:value-type="string" calcext:value-type="string">
            <text:p>Specialty Chemicals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percentage" office:value="0.157407407407407" calcext:value-type="percentage">
            <text:p>15.74%</text:p>
          </table:table-cell>
        </table:table-row>
        <table:table-row table:style-name="ro1">
          <table:table-cell office:value-type="string" calcext:value-type="string">
            <text:p>Internet Retail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percentage" office:value="0.15625" calcext:value-type="percentage">
            <text:p>15.63%</text:p>
          </table:table-cell>
        </table:table-row>
        <table:table-row table:style-name="ro1">
          <table:table-cell office:value-type="string" calcext:value-type="string">
            <text:p>Airline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percentage" office:value="0.151515151515152" calcext:value-type="percentage">
            <text:p>15.15%</text:p>
          </table:table-cell>
        </table:table-row>
        <table:table-row table:style-name="ro1">
          <table:table-cell office:value-type="string" calcext:value-type="string">
            <text:p>Integrated Freight &amp; Logistic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Consumer Electronic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percentage" office:value="0.148148148148148" calcext:value-type="percentage">
            <text:p>14.81%</text:p>
          </table:table-cell>
        </table:table-row>
        <table:table-row table:style-name="ro1">
          <table:table-cell office:value-type="string" calcext:value-type="string">
            <text:p>REIT - Specialt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string" calcext:value-type="string">
            <text:p>Luxury Good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string" calcext:value-type="string">
            <text:p>Airports &amp; Air Servic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string" calcext:value-type="string">
            <text:p>Building Products &amp; Equipment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percentage" office:value="0.135135135135135" calcext:value-type="percentage">
            <text:p>13.51%</text:p>
          </table:table-cell>
        </table:table-row>
        <table:table-row table:style-name="ro1">
          <table:table-cell office:value-type="string" calcext:value-type="string">
            <text:p>Lodging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percentage" office:value="0.133333333333333" calcext:value-type="percentage">
            <text:p>13.33%</text:p>
          </table:table-cell>
        </table:table-row>
        <table:table-row table:style-name="ro1">
          <table:table-cell office:value-type="string" calcext:value-type="string">
            <text:p>Real Estate - Developm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percentage" office:value="0.125" calcext:value-type="percentage">
            <text:p>12.50%</text:p>
          </table:table-cell>
        </table:table-row>
        <table:table-row table:style-name="ro1">
          <table:table-cell office:value-type="string" calcext:value-type="string">
            <text:p>Semiconductors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 office:value-type="string" calcext:value-type="string">
            <text:p>Insurance Broker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percentage" office:value="0.117647058823529" calcext:value-type="percentage">
            <text:p>11.76%</text:p>
          </table:table-cell>
        </table:table-row>
        <table:table-row table:style-name="ro1">
          <table:table-cell office:value-type="string" calcext:value-type="string">
            <text:p>Aerospace &amp; Defense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percentage" office:value="0.114583333333333" calcext:value-type="percentage">
            <text:p>11.46%</text:p>
          </table:table-cell>
        </table:table-row>
        <table:table-row table:style-name="ro1">
          <table:table-cell office:value-type="string" calcext:value-type="string">
            <text:p>Trucking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percentage" office:value="0.111111111111111" calcext:value-type="percentage">
            <text:p>11.11%</text:p>
          </table:table-cell>
        </table:table-row>
        <table:table-row table:style-name="ro1">
          <table:table-cell office:value-type="string" calcext:value-type="string">
            <text:p>Electronic Components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percentage" office:value="0.108108108108108" calcext:value-type="percentage">
            <text:p>10.81%</text:p>
          </table:table-cell>
        </table:table-row>
        <table:table-row table:style-name="ro1">
          <table:table-cell office:value-type="string" calcext:value-type="string">
            <text:p>Credit Services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percentage" office:value="0.106796116504854" calcext:value-type="percentage">
            <text:p>10.68%</text:p>
          </table:table-cell>
        </table:table-row>
        <table:table-row table:style-name="ro1">
          <table:table-cell office:value-type="string" calcext:value-type="string">
            <text:p>Travel Service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percentage" office:value="0.105263157894737" calcext:value-type="percentage">
            <text:p>10.53%</text:p>
          </table:table-cell>
        </table:table-row>
        <table:table-row table:style-name="ro1">
          <table:table-cell office:value-type="string" calcext:value-type="string">
            <text:p>Real Estate - Diversifi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Industrial Distribution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percentage" office:value="0.0975609756097561" calcext:value-type="percentage">
            <text:p>9.76%</text:p>
          </table:table-cell>
        </table:table-row>
        <table:table-row table:style-name="ro1">
          <table:table-cell office:value-type="string" calcext:value-type="string">
            <text:p>Resorts &amp; Casinos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percentage" office:value="0.0952380952380952" calcext:value-type="percentage">
            <text:p>9.52%</text:p>
          </table:table-cell>
        </table:table-row>
        <table:table-row table:style-name="ro1">
          <table:table-cell office:value-type="string" calcext:value-type="string">
            <text:p>Rental &amp; Leasing Services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percentage" office:value="0.0952380952380952" calcext:value-type="percentage">
            <text:p>9.52%</text:p>
          </table:table-cell>
        </table:table-row>
        <table:table-row table:style-name="ro1">
          <table:table-cell office:value-type="string" calcext:value-type="string">
            <text:p>Software - Infrastructure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percentage" office:value="0.09375" calcext:value-type="percentage">
            <text:p>9.38%</text:p>
          </table:table-cell>
        </table:table-row>
        <table:table-row table:style-name="ro1">
          <table:table-cell office:value-type="string" calcext:value-type="string">
            <text:p>Specialty Retail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percentage" office:value="0.0918367346938776" calcext:value-type="percentage">
            <text:p>9.18%</text:p>
          </table:table-cell>
        </table:table-row>
        <table:table-row table:style-name="ro1">
          <table:table-cell office:value-type="string" calcext:value-type="string">
            <text:p>Apparel Manufacturing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percentage" office:value="0.0909090909090909" calcext:value-type="percentage">
            <text:p>9.09%</text:p>
          </table:table-cell>
        </table:table-row>
        <table:table-row table:style-name="ro1">
          <table:table-cell office:value-type="string" calcext:value-type="string">
            <text:p>Railroad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percentage" office:value="0.0909090909090909" calcext:value-type="percentage">
            <text:p>9.09%</text:p>
          </table:table-cell>
        </table:table-row>
        <table:table-row table:style-name="ro1">
          <table:table-cell office:value-type="string" calcext:value-type="string">
            <text:p>Staffing &amp; Employment Services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percentage" office:value="0.0869565217391304" calcext:value-type="percentage">
            <text:p>8.70%</text:p>
          </table:table-cell>
        </table:table-row>
        <table:table-row table:style-name="ro1">
          <table:table-cell office:value-type="string" calcext:value-type="string">
            <text:p>Specialty Industrial Machinery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percentage" office:value="0.0866141732283465" calcext:value-type="percentage">
            <text:p>8.66%</text:p>
          </table:table-cell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percentage" office:value="0.0851063829787234" calcext:value-type="percentage">
            <text:p>8.51%</text:p>
          </table:table-cell>
        </table:table-row>
        <table:table-row table:style-name="ro1">
          <table:table-cell office:value-type="string" calcext:value-type="string">
            <text:p>Insurance - Life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percentage" office:value="0.0833333333333333" calcext:value-type="percentage">
            <text:p>8.33%</text:p>
          </table:table-cell>
        </table:table-row>
        <table:table-row table:style-name="ro1">
          <table:table-cell office:value-type="string" calcext:value-type="string">
            <text:p>Farm &amp; Heavy Construction Machinery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percentage" office:value="0.0833333333333333" calcext:value-type="percentage">
            <text:p>8.33%</text:p>
          </table:table-cell>
        </table:table-row>
        <table:table-row table:style-name="ro1">
          <table:table-cell office:value-type="string" calcext:value-type="string">
            <text:p>Recreational Vehicl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percentage" office:value="0.0833333333333333" calcext:value-type="percentage">
            <text:p>8.33%</text:p>
          </table:table-cell>
        </table:table-row>
        <table:table-row table:style-name="ro1">
          <table:table-cell office:value-type="string" calcext:value-type="string">
            <text:p>Packaged Foods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percentage" office:value="0.0825688073394496" calcext:value-type="percentage">
            <text:p>8.26%</text:p>
          </table:table-cell>
        </table:table-row>
        <table:table-row table:style-name="ro1">
          <table:table-cell office:value-type="string" calcext:value-type="string">
            <text:p>Health Information Service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percentage" office:value="0.0810810810810811" calcext:value-type="percentage">
            <text:p>8.11%</text:p>
          </table:table-cell>
        </table:table-row>
        <table:table-row table:style-name="ro1">
          <table:table-cell office:value-type="string" calcext:value-type="string">
            <text:p>Beverages - Wineries &amp; Distilleri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Scientific &amp; Technical Instruments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Insurance - Specialty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Department Stor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Oil &amp; Gas Refining &amp; Marketing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percentage" office:value="0.0731707317073171" calcext:value-type="percentage">
            <text:p>7.32%</text:p>
          </table:table-cell>
        </table:table-row>
        <table:table-row table:style-name="ro1">
          <table:table-cell office:value-type="string" calcext:value-type="string">
            <text:p>Software - Application</text:p>
          </table:table-cell>
          <table:table-cell office:value-type="float" office:value="411" calcext:value-type="float">
            <text:p>411</text:p>
          </table:table-cell>
          <table:table-cell office:value-type="float" office:value="30" calcext:value-type="float">
            <text:p>30</text:p>
          </table:table-cell>
          <table:table-cell office:value-type="percentage" office:value="0.072992700729927" calcext:value-type="percentage">
            <text:p>7.30%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percentage" office:value="0.0704225352112676" calcext:value-type="percentage">
            <text:p>7.04%</text:p>
          </table:table-cell>
        </table:table-row>
        <table:table-row table:style-name="ro1">
          <table:table-cell office:value-type="string" calcext:value-type="string">
            <text:p>Chemicals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percentage" office:value="0.0697674418604651" calcext:value-type="percentage">
            <text:p>6.98%</text:p>
          </table:table-cell>
        </table:table-row>
        <table:table-row table:style-name="ro1">
          <table:table-cell office:value-type="string" calcext:value-type="string">
            <text:p>Real Estate Services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percentage" office:value="0.0684931506849315" calcext:value-type="percentage">
            <text:p>6.85%</text:p>
          </table:table-cell>
        </table:table-row>
        <table:table-row table:style-name="ro1">
          <table:table-cell office:value-type="string" calcext:value-type="string">
            <text:p>Diagnostics &amp; Research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percentage" office:value="0.0661764705882353" calcext:value-type="percentage">
            <text:p>6.62%</text:p>
          </table:table-cell>
        </table:table-row>
        <table:table-row table:style-name="ro1">
          <table:table-cell office:value-type="string" calcext:value-type="string">
            <text:p>Information Technology Services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percentage" office:value="0.0606060606060606" calcext:value-type="percentage">
            <text:p>6.06%</text:p>
          </table:table-cell>
        </table:table-row>
        <table:table-row table:style-name="ro1">
          <table:table-cell office:value-type="string" calcext:value-type="string">
            <text:p>Apparel Retail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percentage" office:value="0.0597014925373134" calcext:value-type="percentage">
            <text:p>5.97%</text:p>
          </table:table-cell>
        </table:table-row>
        <table:table-row table:style-name="ro1">
          <table:table-cell office:value-type="string" calcext:value-type="string">
            <text:p>Discount Stor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percentage" office:value="0.0588235294117647" calcext:value-type="percentage">
            <text:p>5.88%</text:p>
          </table:table-cell>
        </table:table-row>
        <table:table-row table:style-name="ro1">
          <table:table-cell office:value-type="string" calcext:value-type="string">
            <text:p>Food Distribution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percentage" office:value="0.0588235294117647" calcext:value-type="percentage">
            <text:p>5.88%</text:p>
          </table:table-cell>
        </table:table-row>
        <table:table-row table:style-name="ro1">
          <table:table-cell office:value-type="string" calcext:value-type="string">
            <text:p>Computer Hardware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percentage" office:value="0.0555555555555556" calcext:value-type="percentage">
            <text:p>5.56%</text:p>
          </table:table-cell>
        </table:table-row>
        <table:table-row table:style-name="ro1">
          <table:table-cell office:value-type="string" calcext:value-type="string">
            <text:p>Electronics &amp; Computer Distributio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0555555555555556" calcext:value-type="percentage">
            <text:p>5.56%</text:p>
          </table:table-cell>
        </table:table-row>
        <table:table-row table:style-name="ro1">
          <table:table-cell office:value-type="string" calcext:value-type="string">
            <text:p>Drug Manufacturers - Gener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0555555555555556" calcext:value-type="percentage">
            <text:p>5.56%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percentage" office:value="0.054945054945055" calcext:value-type="percentage">
            <text:p>5.49%</text:p>
          </table:table-cell>
        </table:table-row>
        <table:table-row table:style-name="ro1">
          <table:table-cell office:value-type="string" calcext:value-type="string">
            <text:p>Medical Devices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percentage" office:value="0.0541666666666667" calcext:value-type="percentage">
            <text:p>5.42%</text:p>
          </table:table-cell>
        </table:table-row>
        <table:table-row table:style-name="ro1">
          <table:table-cell office:value-type="string" calcext:value-type="string">
            <text:p>Beverages - Non-Alcohol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percentage" office:value="0.0526315789473684" calcext:value-type="percentage">
            <text:p>5.26%</text:p>
          </table:table-cell>
        </table:table-row>
        <table:table-row table:style-name="ro1">
          <table:table-cell office:value-type="string" calcext:value-type="string">
            <text:p>Biotechnology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office:value-type="percentage" office:value="0.0519323671497585" calcext:value-type="percentage">
            <text:p>5.19%</text:p>
          </table:table-cell>
        </table:table-row>
        <table:table-row table:style-name="ro1">
          <table:table-cell office:value-type="string" calcext:value-type="string">
            <text:p>Household &amp; Personal Products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percentage" office:value="0.0517241379310345" calcext:value-type="percentage">
            <text:p>5.17%</text:p>
          </table:table-cell>
        </table:table-row>
        <table:table-row table:style-name="ro1">
          <table:table-cell office:value-type="string" calcext:value-type="string">
            <text:p>Specialty Business Services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percentage" office:value="0.0514705882352941" calcext:value-type="percentage">
            <text:p>5.15%</text:p>
          </table:table-cell>
        </table:table-row>
        <table:table-row table:style-name="ro1">
          <table:table-cell office:value-type="string" calcext:value-type="string">
            <text:p>REIT - Industrial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Utilities - Regulated Wat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percentage" office:value="0.0476190476190476" calcext:value-type="percentage">
            <text:p>4.76%</text:p>
          </table:table-cell>
        </table:table-row>
        <table:table-row table:style-name="ro1">
          <table:table-cell office:value-type="string" calcext:value-type="string">
            <text:p>Medical Care Facilities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percentage" office:value="0.0459770114942529" calcext:value-type="percentage">
            <text:p>4.60%</text:p>
          </table:table-cell>
        </table:table-row>
        <table:table-row table:style-name="ro1">
          <table:table-cell office:value-type="string" calcext:value-type="string">
            <text:p>Communication Equipment</text:p>
          </table:table-cell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percentage" office:value="0.0452261306532663" calcext:value-type="percentage">
            <text:p>4.52%</text:p>
          </table:table-cell>
        </table:table-row>
        <table:table-row table:style-name="ro1">
          <table:table-cell office:value-type="string" calcext:value-type="string">
            <text:p>Internet Content &amp; Information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percentage" office:value="0.0449438202247191" calcext:value-type="percentage">
            <text:p>4.49%</text:p>
          </table:table-cell>
        </table:table-row>
        <table:table-row table:style-name="ro1">
          <table:table-cell office:value-type="string" calcext:value-type="string">
            <text:p>Engineering &amp; Construction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percentage" office:value="0.0441176470588235" calcext:value-type="percentage">
            <text:p>4.41%</text:p>
          </table:table-cell>
        </table:table-row>
        <table:table-row table:style-name="ro1">
          <table:table-cell office:value-type="string" calcext:value-type="string">
            <text:p>Tools &amp; Accessorie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Personal Service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percentage" office:value="0.0384615384615385" calcext:value-type="percentage">
            <text:p>3.85%</text:p>
          </table:table-cell>
        </table:table-row>
        <table:table-row table:style-name="ro1">
          <table:table-cell office:value-type="string" calcext:value-type="string">
            <text:p>Security &amp; Protection Service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percentage" office:value="0.0384615384615385" calcext:value-type="percentage">
            <text:p>3.85%</text:p>
          </table:table-cell>
        </table:table-row>
        <table:table-row table:style-name="ro1">
          <table:table-cell office:value-type="string" calcext:value-type="string">
            <text:p>Telecom Services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percentage" office:value="0.0372670807453416" calcext:value-type="percentage">
            <text:p>3.73%</text:p>
          </table:table-cell>
        </table:table-row>
        <table:table-row table:style-name="ro1">
          <table:table-cell office:value-type="string" calcext:value-type="string">
            <text:p>Education &amp; Training Services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percentage" office:value="0.0363636363636364" calcext:value-type="percentage">
            <text:p>3.64%</text:p>
          </table:table-cell>
        </table:table-row>
        <table:table-row table:style-name="ro1">
          <table:table-cell office:value-type="string" calcext:value-type="string">
            <text:p>Business Equipment &amp; Supplies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percentage" office:value="0.0357142857142857" calcext:value-type="percentage">
            <text:p>3.57%</text:p>
          </table:table-cell>
        </table:table-row>
        <table:table-row table:style-name="ro1">
          <table:table-cell office:value-type="string" calcext:value-type="string">
            <text:p>Advertising Agencies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percentage" office:value="0.0327868852459016" calcext:value-type="percentage">
            <text:p>3.28%</text:p>
          </table:table-cell>
        </table:table-row>
        <table:table-row table:style-name="ro1">
          <table:table-cell office:value-type="string" calcext:value-type="string">
            <text:p>Building Materials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percentage" office:value="0.0294117647058824" calcext:value-type="percentage">
            <text:p>2.94%</text:p>
          </table:table-cell>
        </table:table-row>
        <table:table-row table:style-name="ro1">
          <table:table-cell office:value-type="string" calcext:value-type="string">
            <text:p>Packaging &amp; Container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percentage" office:value="0.027027027027027" calcext:value-type="percentage">
            <text:p>2.70%</text:p>
          </table:table-cell>
        </table:table-row>
        <table:table-row table:style-name="ro1">
          <table:table-cell office:value-type="string" calcext:value-type="string">
            <text:p>Waste Management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percentage" office:value="0.0263157894736842" calcext:value-type="percentage">
            <text:p>2.63%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percentage" office:value="0.0256410256410256" calcext:value-type="percentage">
            <text:p>2.56%</text:p>
          </table:table-cell>
        </table:table-row>
        <table:table-row table:style-name="ro1">
          <table:table-cell office:value-type="string" calcext:value-type="string">
            <text:p>REIT - Mortgage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percentage" office:value="0.0248447204968944" calcext:value-type="percentage">
            <text:p>2.48%</text:p>
          </table:table-cell>
        </table:table-row>
        <table:table-row table:style-name="ro1">
          <table:table-cell office:value-type="string" calcext:value-type="string">
            <text:p>Insurance - Property &amp; Casualty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percentage" office:value="0.0247933884297521" calcext:value-type="percentage">
            <text:p>2.48%</text:p>
          </table:table-cell>
        </table:table-row>
        <table:table-row table:style-name="ro1">
          <table:table-cell office:value-type="string" calcext:value-type="string">
            <text:p>Consulting Services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percentage" office:value="0.0227272727272727" calcext:value-type="percentage">
            <text:p>2.27%</text:p>
          </table:table-cell>
        </table:table-row>
        <table:table-row table:style-name="ro1">
          <table:table-cell office:value-type="string" calcext:value-type="string">
            <text:p>Residential Construction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percentage" office:value="0.0222222222222222" calcext:value-type="percentage">
            <text:p>2.22%</text:p>
          </table:table-cell>
        </table:table-row>
        <table:table-row table:style-name="ro1">
          <table:table-cell office:value-type="string" calcext:value-type="string">
            <text:p>Drug Manufacturers - Specialty &amp; Generic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percentage" office:value="0.0208333333333333" calcext:value-type="percentage">
            <text:p>2.08%</text:p>
          </table:table-cell>
        </table:table-row>
        <table:table-row table:style-name="ro1">
          <table:table-cell office:value-type="string" calcext:value-type="string">
            <text:p>REIT - Residentia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Asset Management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percentage" office:value="0.0177514792899408" calcext:value-type="percentage">
            <text:p>1.78%</text:p>
          </table:table-cell>
        </table:table-row>
        <table:table-row table:style-name="ro1">
          <table:table-cell office:value-type="string" calcext:value-type="string">
            <text:p>Oil &amp; Gas Equipment &amp; Services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percentage" office:value="0.0172413793103448" calcext:value-type="percentage">
            <text:p>1.72%</text:p>
          </table:table-cell>
        </table:table-row>
        <table:table-row table:style-name="ro1">
          <table:table-cell office:value-type="string" calcext:value-type="string">
            <text:p>Electrical Equipment &amp; Parts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percentage" office:value="0.0172413793103448" calcext:value-type="percentage">
            <text:p>1.72%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percentage" office:value="0.0166666666666667" calcext:value-type="percentage">
            <text:p>1.67%</text:p>
          </table:table-cell>
        </table:table-row>
        <table:table-row table:style-name="ro1">
          <table:table-cell office:value-type="string" calcext:value-type="string">
            <text:p>REIT - Hotel &amp; Mote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percentage" office:value="0.0166666666666667" calcext:value-type="percentage">
            <text:p>1.67%</text:p>
          </table:table-cell>
        </table:table-row>
        <table:table-row table:style-name="ro1">
          <table:table-cell office:value-type="string" calcext:value-type="string">
            <text:p>REIT - Offic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percentage" office:value="0.0158730158730159" calcext:value-type="percentage">
            <text:p>1.59%</text:p>
          </table:table-cell>
        </table:table-row>
        <table:table-row table:style-name="ro1">
          <table:table-cell office:value-type="string" calcext:value-type="string">
            <text:p>Banks - Regional</text:p>
          </table:table-cell>
          <table:table-cell office:value-type="float" office:value="793" calcext:value-type="float">
            <text:p>793</text:p>
          </table:table-cell>
          <table:table-cell office:value-type="float" office:value="12" calcext:value-type="float">
            <text:p>12</text:p>
          </table:table-cell>
          <table:table-cell office:value-type="percentage" office:value="0.0151324085750315" calcext:value-type="percentage">
            <text:p>1.51%</text:p>
          </table:table-cell>
        </table:table-row>
        <table:table-row table:style-name="ro1">
          <table:table-cell office:value-type="string" calcext:value-type="string">
            <text:p>Oil &amp; Gas E&amp;P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percentage" office:value="0.014336917562724" calcext:value-type="percentage">
            <text:p>1.43%</text:p>
          </table:table-cell>
        </table:table-row>
        <table:table-row table:style-name="ro1">
          <table:table-cell office:value-type="string" calcext:value-type="string">
            <text:p>Other Industrial Metals &amp; Mining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percentage" office:value="0.0140845070422535" calcext:value-type="percentage">
            <text:p>1.41%</text:p>
          </table:table-cell>
        </table:table-row>
        <table:table-row table:style-name="ro1">
          <table:table-cell office:value-type="string" calcext:value-type="string">
            <text:p>REIT - Diversified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percentage" office:value="0.0131578947368421" calcext:value-type="percentage">
            <text:p>1.32%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percentage" office:value="0.0125" calcext:value-type="percentage">
            <text:p>1.25%</text:p>
          </table:table-cell>
        </table:table-row>
        <table:table-row table:style-name="ro1">
          <table:table-cell office:value-type="string" calcext:value-type="string">
            <text:p>REIT - Retail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.19%</text:p>
          </table:table-cell>
        </table:table-row>
        <table:table-row table:style-name="ro1">
          <table:table-cell office:value-type="string" calcext:value-type="string">
            <text:p>Oil &amp; Gas Midstream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percentage" office:value="0.0118343195266272" calcext:value-type="percentage">
            <text:p>1.18%</text:p>
          </table:table-cell>
        </table:table-row>
        <table:table-row table:style-name="ro1">
          <table:table-cell office:value-type="string" calcext:value-type="string">
            <text:p>Capital Markets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.02%</text:p>
          </table:table-cell>
        </table:table-row>
        <table:table-row table:style-name="ro1">
          <table:table-cell office:value-type="string" calcext:value-type="string">
            <text:p>Banks - Regional - US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.01%</text:p>
          </table:table-cell>
        </table:table-row>
        <table:table-row table:style-name="ro1">
          <table:table-cell office:value-type="string" calcext:value-type="string">
            <text:p>Conglomerate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tilities - Regulated Electric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anks - Diversifie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rine Shipping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il &amp; Gas Drilling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arm Product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tilities - Diversifie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gricultural Inputs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tilities - Regulated Ga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il &amp; Gas Integrate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surance - Diversifie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usiness Servic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ublishin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cal Distributio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EIT - Healthcare Facilitie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surance - Reinsuranc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rocery Sto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ollution &amp; Treatment Control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anks - Globa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tal Fabricatio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dustrial Metals &amp; Mineral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harmaceutical Retailer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obacc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iversified Industrial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ambling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hipping &amp; Port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avings &amp; Cooperative Bank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tilities - Renewab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tilities - Independent Power Producer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ome Improvement Ret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eal Estate - Gener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hermal Co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urnishing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fectioner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umber &amp; Wood Producti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rug Manufacturers - Maj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pecialty Finan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ther Precious Metals &amp; Minin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roadcasting - T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 - Diversifie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ay T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emiconductor Memo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pparel Stor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inancial Conglomera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usiness Equipmen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ong-Term Care Faciliti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roadcasting - Rad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arm &amp; Construction Equipme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ome Improvement Stor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taffing &amp; Outsourcing Servic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rketing Servic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ome Furnishings &amp; Fixtur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ata Sto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everages - Soft Drin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tegrated Shipping &amp; Logis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inancial Exchan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frastructure Operat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anks - Regional - Latin Amer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king Co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 table:number-rows-repeated="104839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ectors.A1:sectors.D179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1T19:24:56.011871880</dc:date>
    <meta:editing-duration>PT3M25S</meta:editing-duration>
    <meta:editing-cycles>1</meta:editing-cycles>
    <meta:document-statistic meta:table-count="1" meta:cell-count="71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199cm" svg:height="16.976cm" xlink:href=".." xlink:type="simple" chart:class="chart:bar" chart:style-name="ch1">
        <chart:legend chart:legend-position="end" svg:x="44.783cm" svg:y="8.189cm" style:legend-expansion="high" chart:style-name="ch2"/>
        <chart:plot-area chart:style-name="ch3" table:cell-range-address="sectors.A1:sectors.A179 sectors.D1:sectors.D179" chart:data-source-has-labels="both" svg:x="0.923cm" svg:y="0.339cm" svg:width="42.937cm" svg:height="16.298cm">
          <chartooo:coordinate-region svg:x="2.338cm" svg:y="0.339cm" svg:width="40.79cm" svg:height="11.283cm"/>
          <chart:axis chart:dimension="x" chart:name="primary-x" chart:style-name="ch4" chartooo:axis-type="auto">
            <chartooo:date-scale/>
            <chart:categories table:cell-range-address="sectors.A2:sectors.A1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ctors.D2:sectors.D179" chart:label-cell-address="sectors.D1:sectors.D1" chart:class="chart:bar">
            <chart:data-point chart:repeated="1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sectors.D1:secto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alth Care Plans</text:p>
                <draw:g>
                  <svg:desc>sectors.A2:sectors.A179</svg:desc>
                </draw:g>
              </table:table-cell>
              <table:table-cell office:value-type="float" office:value="0.5">
                <text:p>0.5</text:p>
                <draw:g>
                  <svg:desc>sectors.D2:sectors.D179</svg:desc>
                </draw:g>
              </table:table-cell>
            </table:table-row>
            <table:table-row>
              <table:table-cell office:value-type="string">
                <text:p>Financial Data &amp; Stock Exchange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Healthcare Plans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string">
                <text:p>Paper &amp; Paper Products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Semiconductor Equipment &amp; Materials</text:p>
              </table:table-cell>
              <table:table-cell office:value-type="float" office:value="0.240740740740741">
                <text:p>0.240740740740741</text:p>
              </table:table-cell>
            </table:table-row>
            <table:table-row>
              <table:table-cell office:value-type="string">
                <text:p>Broadcasting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Electronic Gaming &amp; Multimedia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Footwear &amp; Accessories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Beverages - Brewers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omputer Systems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edical Instruments &amp; Supplies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Auto Parts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Furnishings, Fixtures &amp; Appliances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Textile Manufacturing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Auto &amp; Truck Dealerships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Mortgage Finance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Auto Manufacturers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Specialty Chemicals</text:p>
              </table:table-cell>
              <table:table-cell office:value-type="float" office:value="0.157407407407407">
                <text:p>0.157407407407407</text:p>
              </table:table-cell>
            </table:table-row>
            <table:table-row>
              <table:table-cell office:value-type="string">
                <text:p>Internet Retail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Airlines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Integrated Freight &amp; Logistics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onsumer Electronics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REIT - Specialty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Luxury Goods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Airports &amp; Air Services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Building Products &amp; Equipment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string">
                <text:p>Lodging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Real Estate - Development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Semiconductors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Insurance Brokers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Aerospace &amp; Defense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Trucking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Electronic Components</text:p>
              </table:table-cell>
              <table:table-cell office:value-type="float" office:value="0.108108108108108">
                <text:p>0.108108108108108</text:p>
              </table:table-cell>
            </table:table-row>
            <table:table-row>
              <table:table-cell office:value-type="string">
                <text:p>Credit Services</text:p>
              </table:table-cell>
              <table:table-cell office:value-type="float" office:value="0.106796116504854">
                <text:p>0.106796116504854</text:p>
              </table:table-cell>
            </table:table-row>
            <table:table-row>
              <table:table-cell office:value-type="string">
                <text:p>Travel Services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Real Estate - Diversifie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Industrial Distribution</text:p>
              </table:table-cell>
              <table:table-cell office:value-type="float" office:value="0.0975609756097561">
                <text:p>0.0975609756097561</text:p>
              </table:table-cell>
            </table:table-row>
            <table:table-row>
              <table:table-cell office:value-type="string">
                <text:p>Resorts &amp; Casinos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Rental &amp; Leasing Services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Software - Infrastructure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Specialty Retail</text:p>
              </table:table-cell>
              <table:table-cell office:value-type="float" office:value="0.0918367346938776">
                <text:p>0.0918367346938776</text:p>
              </table:table-cell>
            </table:table-row>
            <table:table-row>
              <table:table-cell office:value-type="string">
                <text:p>Apparel Manufacturing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Railroads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Staffing &amp; Employment Services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Specialty Industrial Machinery</text:p>
              </table:table-cell>
              <table:table-cell office:value-type="float" office:value="0.0866141732283465">
                <text:p>0.0866141732283465</text:p>
              </table:table-cell>
            </table:table-row>
            <table:table-row>
              <table:table-cell office:value-type="string">
                <text:p>Restaurants</text:p>
              </table:table-cell>
              <table:table-cell office:value-type="float" office:value="0.0851063829787234">
                <text:p>0.0851063829787234</text:p>
              </table:table-cell>
            </table:table-row>
            <table:table-row>
              <table:table-cell office:value-type="string">
                <text:p>Insurance - Life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Farm &amp; Heavy Construction Machinery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Recreational Vehicles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Packaged Foods</text:p>
              </table:table-cell>
              <table:table-cell office:value-type="float" office:value="0.0825688073394496">
                <text:p>0.0825688073394496</text:p>
              </table:table-cell>
            </table:table-row>
            <table:table-row>
              <table:table-cell office:value-type="string">
                <text:p>Health Information Services</text:p>
              </table:table-cell>
              <table:table-cell office:value-type="float" office:value="0.0810810810810811">
                <text:p>0.0810810810810811</text:p>
              </table:table-cell>
            </table:table-row>
            <table:table-row>
              <table:table-cell office:value-type="string">
                <text:p>Beverages - Wineries &amp; Distilleries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Scientific &amp; Technical Instruments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Insurance - Specialty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Department Stores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Oil &amp; Gas Refining &amp; Marketing</text:p>
              </table:table-cell>
              <table:table-cell office:value-type="float" office:value="0.0731707317073171">
                <text:p>0.0731707317073171</text:p>
              </table:table-cell>
            </table:table-row>
            <table:table-row>
              <table:table-cell office:value-type="string">
                <text:p>Software - Application</text:p>
              </table:table-cell>
              <table:table-cell office:value-type="float" office:value="0.072992700729927">
                <text:p>0.072992700729927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0.0704225352112676">
                <text:p>0.0704225352112676</text:p>
              </table:table-cell>
            </table:table-row>
            <table:table-row>
              <table:table-cell office:value-type="string">
                <text:p>Chemicals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string">
                <text:p>Real Estate Services</text:p>
              </table:table-cell>
              <table:table-cell office:value-type="float" office:value="0.0684931506849315">
                <text:p>0.0684931506849315</text:p>
              </table:table-cell>
            </table:table-row>
            <table:table-row>
              <table:table-cell office:value-type="string">
                <text:p>Diagnostics &amp; Research</text:p>
              </table:table-cell>
              <table:table-cell office:value-type="float" office:value="0.0661764705882353">
                <text:p>0.0661764705882353</text:p>
              </table:table-cell>
            </table:table-row>
            <table:table-row>
              <table:table-cell office:value-type="string">
                <text:p>Information Technology Services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Apparel Retail</text:p>
              </table:table-cell>
              <table:table-cell office:value-type="float" office:value="0.0597014925373134">
                <text:p>0.0597014925373134</text:p>
              </table:table-cell>
            </table:table-row>
            <table:table-row>
              <table:table-cell office:value-type="string">
                <text:p>Discount Stores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Food Distribution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omputer Hardware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Electronics &amp; Computer Distribution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Drug Manufacturers - General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Leisure</text:p>
              </table:table-cell>
              <table:table-cell office:value-type="float" office:value="0.054945054945055">
                <text:p>0.054945054945055</text:p>
              </table:table-cell>
            </table:table-row>
            <table:table-row>
              <table:table-cell office:value-type="string">
                <text:p>Medical Devices</text:p>
              </table:table-cell>
              <table:table-cell office:value-type="float" office:value="0.0541666666666667">
                <text:p>0.0541666666666667</text:p>
              </table:table-cell>
            </table:table-row>
            <table:table-row>
              <table:table-cell office:value-type="string">
                <text:p>Beverages - Non-Alcoholic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Biotechnology</text:p>
              </table:table-cell>
              <table:table-cell office:value-type="float" office:value="0.0519323671497585">
                <text:p>0.0519323671497585</text:p>
              </table:table-cell>
            </table:table-row>
            <table:table-row>
              <table:table-cell office:value-type="string">
                <text:p>Household &amp; Personal Products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string">
                <text:p>Specialty Business Services</text:p>
              </table:table-cell>
              <table:table-cell office:value-type="float" office:value="0.0514705882352941">
                <text:p>0.0514705882352941</text:p>
              </table:table-cell>
            </table:table-row>
            <table:table-row>
              <table:table-cell office:value-type="string">
                <text:p>REIT - Industrial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Utilities - Regulated Water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Medical Care Facilities</text:p>
              </table:table-cell>
              <table:table-cell office:value-type="float" office:value="0.0459770114942529">
                <text:p>0.0459770114942529</text:p>
              </table:table-cell>
            </table:table-row>
            <table:table-row>
              <table:table-cell office:value-type="string">
                <text:p>Communication Equipment</text:p>
              </table:table-cell>
              <table:table-cell office:value-type="float" office:value="0.0452261306532663">
                <text:p>0.0452261306532663</text:p>
              </table:table-cell>
            </table:table-row>
            <table:table-row>
              <table:table-cell office:value-type="string">
                <text:p>Internet Content &amp; Information</text:p>
              </table:table-cell>
              <table:table-cell office:value-type="float" office:value="0.0449438202247191">
                <text:p>0.0449438202247191</text:p>
              </table:table-cell>
            </table:table-row>
            <table:table-row>
              <table:table-cell office:value-type="string">
                <text:p>Engineering &amp; Construction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string">
                <text:p>Tools &amp; Accessories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Personal Services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string">
                <text:p>Security &amp; Protection Services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string">
                <text:p>Telecom Services</text:p>
              </table:table-cell>
              <table:table-cell office:value-type="float" office:value="0.0372670807453416">
                <text:p>0.0372670807453416</text:p>
              </table:table-cell>
            </table:table-row>
            <table:table-row>
              <table:table-cell office:value-type="string">
                <text:p>Education &amp; Training Services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string">
                <text:p>Business Equipment &amp; Supplies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Advertising Agencies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string">
                <text:p>Building Materials</text:p>
              </table:table-cell>
              <table:table-cell office:value-type="float" office:value="0.0294117647058824">
                <text:p>0.0294117647058824</text:p>
              </table:table-cell>
            </table:table-row>
            <table:table-row>
              <table:table-cell office:value-type="string">
                <text:p>Packaging &amp; Containers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string">
                <text:p>Waste Management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REIT - Mortgage</text:p>
              </table:table-cell>
              <table:table-cell office:value-type="float" office:value="0.0248447204968944">
                <text:p>0.0248447204968944</text:p>
              </table:table-cell>
            </table:table-row>
            <table:table-row>
              <table:table-cell office:value-type="string">
                <text:p>Insurance - Property &amp; Casualty</text:p>
              </table:table-cell>
              <table:table-cell office:value-type="float" office:value="0.0247933884297521">
                <text:p>0.0247933884297521</text:p>
              </table:table-cell>
            </table:table-row>
            <table:table-row>
              <table:table-cell office:value-type="string">
                <text:p>Consulting Services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string">
                <text:p>Residential Construction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Drug Manufacturers - Specialty &amp; Generic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REIT - Residential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Asset Management</text:p>
              </table:table-cell>
              <table:table-cell office:value-type="float" office:value="0.0177514792899408">
                <text:p>0.0177514792899408</text:p>
              </table:table-cell>
            </table:table-row>
            <table:table-row>
              <table:table-cell office:value-type="string">
                <text:p>Oil &amp; Gas Equipment &amp; Services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string">
                <text:p>Electrical Equipment &amp; Parts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REIT - Hotel &amp; Motel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REIT - Office</text:p>
              </table:table-cell>
              <table:table-cell office:value-type="float" office:value="0.0158730158730159">
                <text:p>0.0158730158730159</text:p>
              </table:table-cell>
            </table:table-row>
            <table:table-row>
              <table:table-cell office:value-type="string">
                <text:p>Banks - Regional</text:p>
              </table:table-cell>
              <table:table-cell office:value-type="float" office:value="0.0151324085750315">
                <text:p>0.0151324085750315</text:p>
              </table:table-cell>
            </table:table-row>
            <table:table-row>
              <table:table-cell office:value-type="string">
                <text:p>Oil &amp; Gas E&amp;P</text:p>
              </table:table-cell>
              <table:table-cell office:value-type="float" office:value="0.014336917562724">
                <text:p>0.014336917562724</text:p>
              </table:table-cell>
            </table:table-row>
            <table:table-row>
              <table:table-cell office:value-type="string">
                <text:p>Other Industrial Metals &amp; Mining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string">
                <text:p>REIT - Diversified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string">
                <text:p>Gold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REIT - Retail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Oil &amp; Gas Midstream</text:p>
              </table:table-cell>
              <table:table-cell office:value-type="float" office:value="0.0118343195266272">
                <text:p>0.0118343195266272</text:p>
              </table:table-cell>
            </table:table-row>
            <table:table-row>
              <table:table-cell office:value-type="string">
                <text:p>Capital Markets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string">
                <text:p>Banks - Regional - US</text:p>
              </table:table-cell>
              <table:table-cell office:value-type="float" office:value="0.0101010101010101">
                <text:p>0.0101010101010101</text:p>
              </table:table-cell>
            </table:table-row>
            <table:table-row>
              <table:table-cell office:value-type="string">
                <text:p>Conglomera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tilities - Regulated Electr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nks - Diversifi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ine Shipp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il &amp; Gas Drill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rm Produc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tilities - Diversifi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icultural Inpu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tilities - Regulated G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il &amp; Gas Integrat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urance - Diversifi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iness Ser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blish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dical Distribu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IT - Healthcare Faciliti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urance - Reinsuranc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ocery Stor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llution &amp; Treatment Control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l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nks - Glob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al Fabric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ustrial Metals &amp; Mineral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armaceutical Retail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bacc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ersified Industrial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umin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mbl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ipping &amp; Por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vings &amp; Cooperative Ban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tilities - Renewab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rani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tilities - Independent Power Produc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lv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 Improvement Reta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 Estate - Gener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rmal Co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rnishing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fection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umber &amp; Wood Produc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ug Manufacturers - Majo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ialty Financ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dical Ca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 Precious Metals &amp; Min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oadcasting - T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dia - Diversifi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y T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pp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miconductor Memor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parel Stor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nancial Conglomera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iness Equip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ng-Term Care Faciliti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oadcasting - Radi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rm &amp; Construction Equip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 Improvement Stor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affing &amp; Outsourcing Ser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keting Ser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 Furnishings &amp; Fixtur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ta Storag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verages - Soft Drin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tegrated Shipping &amp; Logistic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nancial Exchang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rastructure Operatio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nks - Regional - Latin Americ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king Coal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